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1.4cm" svg:x="1.2cm" svg:y="6.9cm">
          <text:p text:style-name="P1">Dép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cm" svg:height="1.4cm" svg:x="3.2cm" svg:y="5cm"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4cm" svg:x="4cm" svg:y="6.8cm">
          <text:p text:style-name="P1">SG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2.2cm" svg:x="3.2cm" svg:y="8.8cm">
          <text:p text:style-name="P1">Sauvegard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Standard">
        <draw:custom-shape draw:style-name="gr1" draw:text-style-name="P2" draw:layer="layout" svg:width="2.2cm" svg:height="1.4cm" svg:x="1.1cm" svg:y="8.3cm">
          <text:p text:style-name="P2">Dép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4cm" svg:x="6.3cm" svg:y="2.1cm">
          <text:p text:style-name="P2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4cm" svg:x="6.5cm" svg:y="4.4cm">
          <text:p text:style-name="P2">SG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2.2cm" svg:x="5.8cm" svg:y="6.8cm">
          <text:p text:style-name="P2">Sauvegard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3cm" svg:height="2.3cm" svg:x="5cm" svg:y="10.1cm">
          <text:p text:style-name="P1">Charger une part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1.7cm" svg:x="10.2cm" svg:y="4.3cm">
          <text:p text:style-name="P1">Créer un prof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6cm" svg:y1="5.1cm" svg:x2="10.2cm" svg:y2="5.1cm">
          <text:p/>
        </draw:line>
        <draw:custom-shape draw:style-name="gr1" draw:text-style-name="P1" draw:layer="layout" svg:width="7.2cm" svg:height="2.3cm" svg:x="16.9cm" svg:y="2.4cm">
          <text:p text:style-name="P1">Options,personn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1cm" svg:height="2.2cm" svg:x="4.7cm" svg:y="13.7cm">
          <text:p text:style-name="P1">Grille de test (en du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cm" svg:y1="8.3cm" svg:x2="6.3cm" svg:y2="2.5cm">
          <text:p/>
        </draw:line>
        <draw:line draw:style-name="gr2" draw:text-style-name="P1" draw:layer="layout" svg:x1="3cm" svg:y1="8.6cm" svg:x2="6.4cm" svg:y2="5cm">
          <text:p/>
        </draw:line>
        <draw:line draw:style-name="gr2" draw:text-style-name="P1" draw:layer="layout" svg:x1="3.1cm" svg:y1="9.4cm" svg:x2="5.1cm" svg:y2="11.3cm">
          <text:p/>
        </draw:line>
        <draw:line draw:style-name="gr2" draw:text-style-name="P1" draw:layer="layout" svg:x1="3.2cm" svg:y1="9cm" svg:x2="5.8cm" svg:y2="7.9cm">
          <text:p/>
        </draw:line>
        <draw:line draw:style-name="gr2" draw:text-style-name="P1" draw:layer="layout" svg:x1="2.1cm" svg:y1="9.7cm" svg:x2="4.8cm" svg:y2="15cm">
          <text:p/>
        </draw:line>
        <draw:custom-shape draw:style-name="gr1" draw:text-style-name="P1" draw:layer="layout" svg:width="5.2cm" svg:height="1.9cm" svg:x="12.539cm" svg:y="6.839cm">
          <text:p text:style-name="P1">Affich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1.6cm" svg:x="19cm" svg:y="6.9cm">
          <text:p text:style-name="P1">Err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1.8cm" svg:x="19.1cm" svg:y="8.7cm">
          <text:p text:style-name="P1">Ai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1.7cm" svg:x="19.3cm" svg:y="10.8cm">
          <text:p text:style-name="P1"><text:span text:style-name="T1">Hypothè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1.6cm" svg:x="13.5cm" svg:y="16.6cm">
          <text:p text:style-name="P1">Mise en 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3.4cm" svg:x="19.6cm" svg:y="13cm">
          <text:p text:style-name="P1">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cm" svg:height="1.9cm" svg:x="33.3cm" svg:y="12.9cm">
          <text:p text:style-name="P1">Deb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1.8cm" svg:x="33.6cm" svg:y="4.8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cm" svg:y1="15.6cm" svg:x2="13.5cm" svg:y2="17.5cm">
          <text:p/>
        </draw:line>
        <draw:line draw:style-name="gr2" draw:text-style-name="P1" draw:layer="layout" svg:x1="14cm" svg:y1="4.6cm" svg:x2="16.8cm" svg:y2="3.6cm">
          <text:p/>
        </draw:line>
        <draw:line draw:style-name="gr2" draw:text-style-name="P1" draw:layer="layout" svg:x1="14.7cm" svg:y1="5.3cm" svg:x2="33.6cm" svg:y2="5.7cm">
          <text:p/>
        </draw:line>
        <draw:line draw:style-name="gr2" draw:text-style-name="P1" draw:layer="layout" svg:x1="9.9cm" svg:y1="13.9cm" svg:x2="12.6cm" svg:y2="7.8cm">
          <text:p/>
        </draw:line>
        <draw:line draw:style-name="gr2" draw:text-style-name="P1" draw:layer="layout" svg:x1="17.7cm" svg:y1="7.9cm" svg:x2="19.1cm" svg:y2="7.8cm">
          <text:p/>
        </draw:line>
        <draw:line draw:style-name="gr2" draw:text-style-name="P1" draw:layer="layout" svg:x1="17cm" svg:y1="8.5cm" svg:x2="19.1cm" svg:y2="9.6cm">
          <text:p/>
        </draw:line>
        <draw:line draw:style-name="gr2" draw:text-style-name="P1" draw:layer="layout" svg:x1="15.2cm" svg:y1="8.8cm" svg:x2="19.4cm" svg:y2="11.7cm">
          <text:p/>
        </draw:line>
        <draw:line draw:style-name="gr2" draw:text-style-name="P1" draw:layer="layout" svg:x1="15.8cm" svg:y1="16.6cm" svg:x2="20cm" svg:y2="12.2cm">
          <text:p/>
        </draw:line>
        <draw:line draw:style-name="gr2" draw:text-style-name="P1" draw:layer="layout" svg:x1="23.8cm" svg:y1="13.3cm" svg:x2="34.2cm" svg:y2="6.5cm">
          <text:p/>
        </draw:line>
        <draw:line draw:style-name="gr2" draw:text-style-name="P1" draw:layer="layout" svg:x1="24.6cm" svg:y1="13.8cm" svg:x2="33.2cm" svg:y2="13.8cm">
          <text:p/>
        </draw:line>
        <draw:line draw:style-name="gr2" draw:text-style-name="P1" draw:layer="layout" svg:x1="9.5cm" svg:y1="8cm" svg:x2="19.7cm" svg:y2="14.1cm">
          <text:p/>
        </draw:line>
        <draw:line draw:style-name="gr2" draw:text-style-name="P1" draw:layer="layout" svg:x1="10.1cm" svg:y1="11.8cm" svg:x2="19.7cm" svg:y2="14.8cm">
          <text:p/>
        </draw:line>
        <draw:line draw:style-name="gr2" draw:text-style-name="P1" draw:layer="layout" svg:x1="18.4cm" svg:y1="17.5cm" svg:x2="20.4cm" svg:y2="15.9cm">
          <text:p/>
        </draw:line>
        <draw:line draw:style-name="gr2" draw:text-style-name="P1" draw:layer="layout" svg:x1="7.5cm" svg:y1="3.6cm" svg:x2="19.9cm" svg:y2="15.5cm">
          <text:p/>
        </draw:line>
        <draw:line draw:style-name="gr2" draw:text-style-name="P1" draw:layer="layout" svg:x1="14.2cm" svg:y1="8.8cm" svg:x2="20.6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nqi wei</meta:initial-creator>
    <meta:creation-date>2015-01-21T15:19:02</meta:creation-date>
    <dc:date>2015-01-21T16:01:20</dc:date>
    <dc:creator>tianqi wei</dc:creator>
    <meta:editing-duration>PT11M37S</meta:editing-duration>
    <meta:editing-cycles>4</meta:editing-cycles>
    <meta:generator>LibreOffice/3.6$Linux_X86_64 LibreOffice_project/360m1$Build-2</meta:generator>
    <meta:document-statistic meta:object-count="41"/>
  </office:meta>
</office:document-meta>
</file>